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/surface</text:p>
          </table:table-cell>
          <table:table-cell office:value-type="string" calcext:value-type="string">
            <text:p>firstPubDate</text:p>
          </table:table-cell>
          <table:table-cell office:value-type="string" calcext:value-type="string">
            <text:p>isPro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energyGrade</text:p>
          </table:table-cell>
          <table:table-cell office:value-type="string" calcext:value-type="string">
            <text:p>gesGra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/lon fre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 table:number-columns-repeated="4"/>
          <table:table-cell office:value-type="string" calcext:value-type="string">
            <text:p>&lt;1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ce/surface</text:p>
          </table:table-cell>
          <table:table-cell office:value-type="string" calcext:value-type="string">
            <text:p>firstPubDate</text:p>
          </table:table-cell>
          <table:table-cell office:value-type="string" calcext:value-type="string">
            <text:p>isPro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energyGrade</text:p>
          </table:table-cell>
          <table:table-cell office:value-type="string" calcext:value-type="string">
            <text:p>gesGra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/lon freq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/>
          <table:table-cell office:value-type="string" calcext:value-type="string">
            <text:p>&gt;350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&lt;150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/>
          <table:table-cell office:value-type="string" calcext:value-type="string">
            <text:p>&gt;350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&lt;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/>
          <table:table-cell office:value-type="string" calcext:value-type="string">
            <text:p>&gt;350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&lt;1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/>
          <table:table-cell office:value-type="string" calcext:value-type="string">
            <text:p>&gt;350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&lt;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/>
          <table:table-cell office:value-type="string" calcext:value-type="string">
            <text:p>&gt;350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&lt;150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80</text:p>
          </table:table-cell>
          <table:table-cell/>
          <table:table-cell office:value-type="string" calcext:value-type="string">
            <text:p>&gt;350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&lt;15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21:32:20.430252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17:33.261227036</meta:creation-date>
    <dc:date>2019-01-18T22:30:53.816921856</dc:date>
    <meta:editing-duration>PT58M43S</meta:editing-duration>
    <meta:editing-cycles>6</meta:editing-cycles>
    <meta:generator>LibreOffice/6.0.7.3$Linux_X86_64 LibreOffice_project/00m0$Build-3</meta:generator>
    <meta:document-statistic meta:table-count="1" meta:cell-count="98" meta:object-count="0"/>
  </office:meta>
</office:document-meta>
</file>